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riends Normal" svg:font-family="'Friends Normal'" style:font-family-generic="modern" style:font-pitch="variable"/>
    <style:font-face style:name="Friends UltraBold" svg:font-family="'Friends UltraBold'" style:font-family-generic="modern" style:font-pitch="variable"/>
    <style:font-face style:name="Friends UltraBold1" svg:font-family="'Friends UltraBold'" style:font-adornments="UltraBold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Friends Normal" officeooo:rsid="0007bf08" officeooo:paragraph-rsid="0007bf08"/>
    </style:style>
    <style:style style:name="P2" style:family="paragraph" style:parent-style-name="Standard">
      <style:text-properties style:font-name="Friends UltraBold1" officeooo:rsid="0007bf08" officeooo:paragraph-rsid="0007bf08"/>
    </style:style>
    <style:style style:name="P3" style:family="paragraph" style:parent-style-name="Standard">
      <style:text-properties style:font-name="Friends Normal" officeooo:rsid="0007bf08" officeooo:paragraph-rsid="0007bf08"/>
    </style:style>
    <style:style style:name="P4" style:family="paragraph" style:parent-style-name="Standard">
      <style:text-properties style:font-name="Friends Normal" officeooo:rsid="00090d10" officeooo:paragraph-rsid="00090d10"/>
    </style:style>
    <style:style style:name="T1" style:family="text">
      <style:text-properties style:font-name="Friends Ultra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iros comandos: </text:p>
      <text:p text:style-name="P1">alert(‘textoaqui’) popup alerta esta pagina diz</text:p>
      <text:p text:style-name="P1">confirm(‘texto) popup com caixa sim e cancelar</text:p>
      <text:p text:style-name="P1">prompt(‘texto’) popup com campo pra digitar, caixa ok e cancelar</text:p>
      <text:p text:style-name="P1"><text:line-break/>comentários em JS:</text:p>
      <text:p text:style-name="P1">linha única // </text:p>
      <text:p text:style-name="P1">mais de uma linha /* <text:s/>*/</text:p>
      <text:p text:style-name="P1"/>
      <text:p text:style-name="P1">data types:</text:p>
      <text:p text:style-name="P1">number</text:p>
      <text:p text:style-name="P1"><text:tab/>Infinity</text:p>
      <text:p text:style-name="P1"><text:tab/>NaN</text:p>
      <text:p text:style-name="P1">string</text:p>
      <text:p text:style-name="P1">boolean</text:p>
      <text:p text:style-name="P1"><text:tab/>True</text:p>
      <text:p text:style-name="P1"><text:tab/>False</text:p>
      <text:p text:style-name="P1">null</text:p>
      <text:p text:style-name="P1">undefined</text:p>
      <text:p text:style-name="P1">object</text:p>
      <text:p text:style-name="P1"><text:tab/>Array</text:p>
      <text:p text:style-name="P1">function</text:p>
      <text:p text:style-name="P1"/>
      <text:p text:style-name="P1">converter string para number:</text:p>
      <text:p text:style-name="P1">var n = parseInt(prompt(‘digite um numero’)), parseInt== número inteiro</text:p>
      <text:p text:style-name="P1">var n = parseFloat(prompt(‘digite um numero’)), parseFloat == número com decimal (ponto flutuante)</text:p>
      <text:p text:style-name="P1">var n = Number(prompt(‘digite um numero’)), para qualquer tipo acima</text:p>
      <text:p text:style-name="P1"/>
      <text:p text:style-name="P1"/>
      <text:p text:style-name="P1">para determinar variaveis use: var ou let</text:p>
      <text:p text:style-name="P1"/>
      <text:p text:style-name="P1">formatando strings:</text:p>
      <text:p text:style-name="P1">var s = ‘javascript’</text:p>
      <text:p text:style-name="P1">‘Eu estou aprendendo s’ // não faz interpolação</text:p>
      <text:p text:style-name="P1">‘Eu estou aprendendo’ + s // concatenação</text:p>
      <text:p text:style-name="P1">`Eu estou aprendendo ${s}` // template string, use <text:span text:style-name="T1">crase </text:span>para template string, sempre</text:p>
      <text:p text:style-name="P1"/>
      <text:p text:style-name="P1">parte dois formatação:</text:p>
      <text:p text:style-name="P1">var s = ‘javascript’</text:p>
      <text:p text:style-name="P1"><text:soft-page-break/>s.length // para saber quantos caracteres a string tem</text:p>
      <text:p text:style-name="P1">s.toUpperCase() // tudo para maiúsculas</text:p>
      <text:p text:style-name="P1">s.toLowerCase() // tudo para minúsculas</text:p>
      <text:p text:style-name="P2">Não esquecer do parênteses (), sem eles não funciona</text:p>
      <text:p text:style-name="P2"/>
      <text:p text:style-name="P2"/>
      <text:p text:style-name="P2"/>
      <text:p text:style-name="P1">para escrever algo na tela use:</text:p>
      <text:p text:style-name="P1">document.write(‘texto’) – use aspas simples, dupla ou crase</text:p>
      <text:p text:style-name="P1">ou use document.writeln.</text:p>
      <text:p text:style-name="P1">É possível usar tags HTML dentro do write (`Olá ${s} seu nome tem &lt;strong&gt; ${s.length} letras &lt;/strong&gt;`</text:p>
      <text:p text:style-name="P1"/>
      <text:p text:style-name="P1">formatando numbers</text:p>
      <text:p text:style-name="P1">var n1 = 1545.5</text:p>
      <text:p text:style-name="P1">n1.toFixed(2) no lugar do dois use o número de casas decimais que deseja</text:p>
      <text:p text:style-name="P1"><text:tab/>n1.toFixed(2).replace(‘o que deseja remover’, ‘o que deseja colocar de novo’)</text:p>
      <text:p text:style-name="P1"><text:tab/><text:tab/>n1.toFixed(2).replace(‘.’, ‘,’) para trocar ponto por vírgula</text:p>
      <text:p text:style-name="P1">n1.toLocaleString(‘pt-BR’, {style: ‘currency’, currency: ‘BRL’})</text:p>
      <text:p text:style-name="P1"><text:tab/>vai procurar e localizar para colocar em forma monetária do Brasil</text:p>
      <text:p text:style-name="P1">n1.toLocaleString(‘pt-BR’, {style: ‘currency’, currency: ‘USD’})</text:p>
      <text:p text:style-name="P1"><text:tab/>vai procurar e localizar para colocar em forma monetária dos Estados Unidos</text:p>
      <text:p text:style-name="P1">n1.toLocaleString(‘pt-BR’, {style: ‘currency’, currency: ‘EUR’})</text:p>
      <text:p text:style-name="P1"><text:tab/>vai procurar e localizar para colocar em forma monetária do Euro</text:p>
      <text:p text:style-name="P1"/>
      <text:p text:style-name="P1">Operadores aritiméticos: </text:p>
      <text:p text:style-name="P1">5 + 2 → 7 // adição</text:p>
      <text:p text:style-name="P1">5 – 2 → 3 // subtração</text:p>
      <text:p text:style-name="P1">5 * 2 → <text:s/>10 // multiplicação</text:p>
      <text:p text:style-name="P1">5 / 2 → 2.5 // divisão</text:p>
      <text:p text:style-name="P1">5 % 2 → 1 // resto da divisão inteira</text:p>
      <text:p text:style-name="P1">5 ** 2 → 25 // potência</text:p>
      <text:p text:style-name="P1">(5 e dois são números exemplos)</text:p>
      <text:p text:style-name="P2">CUIDADO!</text:p>
      <text:p text:style-name="P2">SEGUIR ORDEM DE PRECEDÊNCIA:</text:p>
      <text:p text:style-name="P1">1° ()</text:p>
      <text:p text:style-name="P1">2° **</text:p>
      <text:p text:style-name="P1">3° * , /, %</text:p>
      <text:p text:style-name="P1">4° +, -</text:p>
      <text:p text:style-name="P1"/>
      <text:p text:style-name="P1"><text:soft-page-break/>Exemplos:</text:p>
      <text:p text:style-name="P1">var a = 5 + 3<text:tab/><text:tab/><text:tab/>8</text:p>
      <text:p text:style-name="P1">var b = a % 5<text:tab/><text:tab/><text:tab/>3</text:p>
      <text:p text:style-name="P1">var c = 5 * b ** 2<text:tab/><text:tab/>45</text:p>
      <text:p text:style-name="P1">var d = 10 - a / 2<text:tab/><text:tab/>6</text:p>
      <text:p text:style-name="P1">var e = 6 * 2/ d<text:tab/><text:tab/>2</text:p>
      <text:p text:style-name="P1">var f = b % e + 4 / e<text:tab/><text:tab/>3</text:p>
      <text:p text:style-name="P1"/>
      <text:p text:style-name="P1">auto-atribuições</text:p>
      <text:p text:style-name="P1">var n = 3</text:p>
      <text:p text:style-name="P1"><text:tab/><text:tab/><text:tab/><text:tab/>simplificando</text:p>
      <text:p text:style-name="P1">n =n + 4<text:tab/><text:tab/><text:tab/>n+= 4</text:p>
      <text:p text:style-name="P1">n = n – 5<text:tab/><text:tab/><text:tab/>n -= 5</text:p>
      <text:p text:style-name="P1">n = n * 4<text:tab/><text:tab/><text:tab/>n *= 4</text:p>
      <text:p text:style-name="P1">n = n / 2<text:tab/><text:tab/><text:tab/>n /= 2</text:p>
      <text:p text:style-name="P1">n = n ** 2<text:tab/><text:tab/><text:tab/>n **= 2</text:p>
      <text:p text:style-name="P1">n = n % 5 <text:tab/><text:tab/><text:tab/>n %= 5</text:p>
      <text:p text:style-name="P1">( a cada mudança seu valor muda junto )</text:p>
      <text:p text:style-name="P1"/>
      <text:p text:style-name="P1">incremento</text:p>
      <text:p text:style-name="P1">var x = 5</text:p>
      <text:p text:style-name="P1">x += 1<text:tab/><text:tab/>x++</text:p>
      <text:p text:style-name="P1">x -= 1<text:tab/><text:tab/>x--</text:p>
      <text:p text:style-name="P1">pre incremento = ++x</text:p>
      <text:p text:style-name="P1"><text:tab/><text:tab/> <text:s text:c="8"/>--x</text:p>
      <text:p text:style-name="P4"/>
      <text:p text:style-name="P4">Operadores Relacionais:<text:line-break/></text:p>
      <text:p text:style-name="P4">5 &gt; 2 → true<text:tab/><text:tab/>&gt; significa maior</text:p>
      <text:p text:style-name="P4">7 &lt; 4 → false<text:tab/><text:tab/>&lt; significa menor</text:p>
      <text:p text:style-name="P4">8 &gt;= 8 → true<text:tab/><text:tab/>&gt;= significa maior ou igual</text:p>
      <text:p text:style-name="P4">9 &lt;= 7 → false<text:tab/><text:tab/>&gt;= significa menor ou igual</text:p>
      <text:p text:style-name="P4">5 == 5 → true<text:tab/><text:tab/>== significa igual</text:p>
      <text:p text:style-name="P4">4 != 4 → false<text:tab/><text:tab/>!= significa diferente</text:p>
      <text:p text:style-name="P4"><text:s/></text:p>
      <text:p text:style-name="P4">todos os valores relacionais são boolean (true ou false)</text:p>
      <text:p text:style-name="P4"/>
      <text:p text:style-name="P4">Operadores Relacionais de Identidade</text:p>
      <text:p text:style-name="P4"/>
      <text:p text:style-name="P4"/>
      <text:p text:style-name="P4"><text:soft-page-break/>5 == 5 → true</text:p>
      <text:p text:style-name="P4">5 == ‘5’ → true</text:p>
      <text:p text:style-name="P4">5 === ‘5’ → false</text:p>
      <text:p text:style-name="P4">5 === 5 → true</text:p>
      <text:p text:style-name="P4"/>
      <text:p text:style-name="P4">Operadores Lógicos:</text:p>
      <text:p text:style-name="P4"/>
      <text:p text:style-name="P4">! → negação</text:p>
      <text:p text:style-name="P4">&amp;&amp; → conjunção</text:p>
      <text:p text:style-name="P4">|| → disjunção</text:p>
      <text:p text:style-name="P4"/>
      <text:p text:style-name="P4">!:</text:p>
      <text:p text:style-name="P4">true → false</text:p>
      <text:p text:style-name="P4"><text:s text:c="2"/>false → true</text:p>
      <text:p text:style-name="P4"/>
      <text:p text:style-name="P4">&amp;&amp; :</text:p>
      <text:p text:style-name="P4">true true → true</text:p>
      <text:p text:style-name="P4">true false → false</text:p>
      <text:p text:style-name="P4">false true → false</text:p>
      <text:p text:style-name="P4">false false → false</text:p>
      <text:p text:style-name="P4"/>
      <text:p text:style-name="P4">|| :</text:p>
      <text:p text:style-name="P4">true true → true</text:p>
      <text:p text:style-name="P4">true false → true</text:p>
      <text:p text:style-name="P4">false true → true</text:p>
      <text:p text:style-name="P4">false false → false</text:p>
      <text:p text:style-name="P4"/>
      <text:p text:style-name="P4">Ordem que é feito os operadores:</text:p>
      <text:p text:style-name="P4">Aritiméticos</text:p>
      <text:p text:style-name="P4">Relacionais</text:p>
      <text:p text:style-name="P4">Lógicos</text:p>
      <text:p text:style-name="P4"/>
      <text:p text:style-name="P4">Exemplos: </text:p>
      <text:p text:style-name="P4">idade &gt;= 15 &amp;&amp; idade &lt;= 17 // a idade está entre 15 e 17 ?</text:p>
      <text:p text:style-name="P4">estado == ‘RJ’ || estado == ‘SP’ // o estado é RJ ou SP?</text:p>
      <text:p text:style-name="P4">salário &gt; 1500 &amp;&amp; sexo != // o salário é acima 1500 e não é homem?</text:p>
      <text:p text:style-name="P4"/>
      <text:p text:style-name="P4">Precedêndia</text:p>
      <text:p text:style-name="P4">Aritiméticos</text:p>
      <text:p text:style-name="P4">Relacionais</text:p>
      <text:p text:style-name="P4"><text:soft-page-break/>Lógicos ( !, &amp;&amp;, ||)</text:p>
      <text:p text:style-name="P4">Ternários</text:p>
      <text:p text:style-name="P4"/>
      <text:p text:style-name="P4">Operadores Ternários</text:p>
      <text:p text:style-name="P4">?</text:p>
      <text:p text:style-name="P4">:</text:p>
      <text:p text:style-name="P4">média &gt;= 7.0 ? “Aprovado” : “Reprovado”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riends Normal" svg:font-family="'Friends Normal'" style:font-family-generic="modern" style:font-pitch="variable"/>
    <style:font-face style:name="Friends UltraBold" svg:font-family="'Friends UltraBold'" style:font-family-generic="modern" style:font-pitch="variable"/>
    <style:font-face style:name="Friends UltraBold1" svg:font-family="'Friends UltraBold'" style:font-adornments="UltraBold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7T21:55:12.395000000</meta:creation-date>
    <dc:date>2024-05-08T22:02:01.798000000</dc:date>
    <meta:editing-duration>PT2H25M26S</meta:editing-duration>
    <meta:editing-cycles>2</meta:editing-cycles>
    <meta:generator>LibreOffice/7.6.0.3$Windows_X86_64 LibreOffice_project/69edd8b8ebc41d00b4de3915dc82f8f0fc3b6265</meta:generator>
    <meta:document-statistic meta:table-count="0" meta:image-count="0" meta:object-count="0" meta:page-count="5" meta:paragraph-count="136" meta:word-count="698" meta:character-count="3601" meta:non-whitespace-character-count="2970"/>
  </office:meta>
</office:document-meta>
</file>